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8.126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office:forms form:automatic-focus="false" form:apply-design-mode="false"/>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80" table:default-cell-style-name="Default"/>
        <table:table-column table:style-name="co2" table:number-columns-repeated="4" table:default-cell-style-name="Default"/>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8">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Arial Unicode MS" style:font-family-asian="'Arial Unicode MS'"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2">00/00/0000</text:date>, <text:time style:data-style-name="N2" text:time-value="08:05:19.12302048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11-12T08:05:55.633982093</dc:date>
    <meta:editing-duration>P200DT7H54M49S</meta:editing-duration>
    <meta:editing-cycles>761</meta:editing-cycles>
    <meta:generator>LibreOffice/24.2.5.2$Linux_X86_64 LibreOffice_project/420$Build-2</meta:generator>
    <meta:document-statistic meta:table-count="85" meta:cell-count="1313" meta:object-count="1"/>
    <meta:user-defined meta:name=""/>
  </office:meta>
</office:document-meta>
</file>